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f48" officeooo:paragraph-rsid="0004ff48"/>
    </style:style>
    <style:style style:name="P2" style:family="paragraph" style:parent-style-name="Standard">
      <style:paragraph-properties fo:break-before="page"/>
      <style:text-properties officeooo:rsid="0004ff48" officeooo:paragraph-rsid="0004ff48"/>
    </style:style>
    <style:style style:name="P3" style:family="paragraph" style:parent-style-name="Text_20_body">
      <style:text-properties officeooo:rsid="0004ff48" officeooo:paragraph-rsid="0004ff48"/>
    </style:style>
    <style:style style:name="P4" style:family="paragraph" style:parent-style-name="Text_20_body">
      <style:text-properties officeooo:rsid="0005afeb" officeooo:paragraph-rsid="0005afeb"/>
    </style:style>
    <style:style style:name="P5" style:family="paragraph" style:parent-style-name="Text_20_body">
      <style:text-properties officeooo:rsid="000619fc" officeooo:paragraph-rsid="000619fc"/>
    </style:style>
    <style:style style:name="P6" style:family="paragraph" style:parent-style-name="Text_20_body">
      <style:text-properties officeooo:rsid="000619fc" officeooo:paragraph-rsid="000a402b"/>
    </style:style>
    <style:style style:name="P7" style:family="paragraph" style:parent-style-name="Text_20_body">
      <style:text-properties officeooo:rsid="0007fba1" officeooo:paragraph-rsid="0007fba1"/>
    </style:style>
    <style:style style:name="P8" style:family="paragraph" style:parent-style-name="Text_20_body">
      <style:text-properties officeooo:rsid="0007fba1" officeooo:paragraph-rsid="000c14e1"/>
    </style:style>
    <style:style style:name="P9" style:family="paragraph" style:parent-style-name="Text_20_body">
      <style:text-properties officeooo:rsid="0010af12" officeooo:paragraph-rsid="0010af12"/>
    </style:style>
    <style:style style:name="P10" style:family="paragraph" style:parent-style-name="Text_20_body">
      <style:paragraph-properties fo:text-align="justify" style:justify-single-word="false"/>
      <style:text-properties officeooo:rsid="000e38b9" officeooo:paragraph-rsid="000e38b9"/>
    </style:style>
    <style:style style:name="P11" style:family="paragraph" style:parent-style-name="Text_20_body">
      <style:paragraph-properties fo:text-align="justify" style:justify-single-word="false"/>
      <style:text-properties style:text-line-through-style="none" style:text-line-through-type="none" officeooo:rsid="00136008" officeooo:paragraph-rsid="0013ea9b"/>
    </style:style>
    <style:style style:name="P12" style:family="paragraph" style:parent-style-name="Text_20_body">
      <style:paragraph-properties fo:text-align="justify" style:justify-single-word="false"/>
      <style:text-properties style:text-line-through-style="none" style:text-line-through-type="none" officeooo:rsid="0013ea9b" officeooo:paragraph-rsid="0013ea9b"/>
    </style:style>
    <style:style style:name="P13" style:family="paragraph" style:parent-style-name="Text_20_body">
      <style:paragraph-properties fo:margin-left="1.251cm" fo:text-align="justify" style:justify-single-word="false" fo:text-indent="0cm" style:auto-text-indent="false"/>
      <style:text-properties officeooo:rsid="0013ea9b" officeooo:paragraph-rsid="0013ea9b"/>
    </style:style>
    <style:style style:name="P14" style:family="paragraph" style:parent-style-name="Text_20_body">
      <style:paragraph-properties fo:margin-left="1.251cm" fo:text-align="justify" style:justify-single-word="false" fo:text-indent="0cm" style:auto-text-indent="false"/>
      <style:text-properties officeooo:rsid="00152c98" officeooo:paragraph-rsid="00152c98"/>
    </style:style>
    <style:style style:name="P15" style:family="paragraph" style:parent-style-name="Text_20_body">
      <style:paragraph-properties fo:margin-left="1.251cm" fo:text-align="justify" style:justify-single-word="false" fo:text-indent="0cm" style:auto-text-indent="false"/>
      <style:text-properties officeooo:rsid="001832a0" officeooo:paragraph-rsid="001832a0"/>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fo:break-before="page"/>
    </style:style>
    <style:style style:name="P18" style:family="paragraph" style:parent-style-name="Heading_20_2">
      <style:text-properties officeooo:rsid="0004ff48"/>
    </style:style>
    <style:style style:name="P19" style:family="paragraph" style:parent-style-name="Heading_20_2">
      <style:paragraph-properties fo:text-align="center" style:justify-single-word="false" fo:break-before="page"/>
    </style:style>
    <style:style style:name="P20" style:family="paragraph" style:parent-style-name="Heading_20_6" style:list-style-name="L1"/>
    <style:style style:name="P21" style:family="paragraph" style:parent-style-name="Heading_20_6" style:list-style-name="L2"/>
    <style:style style:name="P22" style:family="paragraph" style:parent-style-name="Text_20_body" style:list-style-name="L3">
      <style:text-properties officeooo:rsid="000619fc" officeooo:paragraph-rsid="000619fc"/>
    </style:style>
    <style:style style:name="P23" style:family="paragraph" style:parent-style-name="Text_20_body" style:list-style-name="L3">
      <style:text-properties officeooo:rsid="00075422" officeooo:paragraph-rsid="00075422"/>
    </style:style>
    <style:style style:name="P24" style:family="paragraph" style:parent-style-name="Text_20_body" style:list-style-name="L4">
      <style:text-properties officeooo:rsid="0007fba1" officeooo:paragraph-rsid="0007fba1"/>
    </style:style>
    <style:style style:name="P25" style:family="paragraph" style:parent-style-name="Text_20_body" style:list-style-name="L4">
      <style:text-properties officeooo:rsid="00086b7d" officeooo:paragraph-rsid="00086b7d"/>
    </style:style>
    <style:style style:name="P26" style:family="paragraph" style:parent-style-name="Text_20_body" style:list-style-name="L5">
      <style:text-properties officeooo:rsid="000a402b" officeooo:paragraph-rsid="000c14e1"/>
    </style:style>
    <style:style style:name="P27" style:family="paragraph" style:parent-style-name="Text_20_body" style:list-style-name="L6">
      <style:text-properties officeooo:rsid="000c14e1" officeooo:paragraph-rsid="000c14e1"/>
    </style:style>
    <style:style style:name="P28" style:family="paragraph" style:parent-style-name="Text_20_body" style:list-style-name="L7">
      <style:paragraph-properties fo:text-align="justify" style:justify-single-word="false"/>
      <style:text-properties officeooo:rsid="0013ea9b" officeooo:paragraph-rsid="0013ea9b"/>
    </style:style>
    <style:style style:name="P29" style:family="paragraph" style:parent-style-name="Text_20_body" style:list-style-name="L8">
      <style:paragraph-properties fo:text-align="justify" style:justify-single-word="false"/>
      <style:text-properties officeooo:rsid="00152c98" officeooo:paragraph-rsid="00152c98"/>
    </style:style>
    <style:style style:name="P30" style:family="paragraph" style:parent-style-name="Text_20_body" style:list-style-name="L9">
      <style:paragraph-properties fo:text-align="justify" style:justify-single-word="false"/>
      <style:text-properties officeooo:rsid="001832a0" officeooo:paragraph-rsid="001832a0"/>
    </style:style>
    <style:style style:name="T1" style:family="text">
      <style:text-properties officeooo:rsid="0004ff48"/>
    </style:style>
    <style:style style:name="T2" style:family="text">
      <style:text-properties officeooo:rsid="0005afeb"/>
    </style:style>
    <style:style style:name="T3" style:family="text">
      <style:text-properties officeooo:rsid="00075422"/>
    </style:style>
    <style:style style:name="T4" style:family="text">
      <style:text-properties officeooo:rsid="0007fba1"/>
    </style:style>
    <style:style style:name="T5" style:family="text">
      <style:text-properties officeooo:rsid="00086b7d"/>
    </style:style>
    <style:style style:name="T6" style:family="text">
      <style:text-properties officeooo:rsid="000a402b"/>
    </style:style>
    <style:style style:name="T7" style:family="text">
      <style:text-properties officeooo:rsid="000c14e1"/>
    </style:style>
    <style:style style:name="T8" style:family="text">
      <style:text-properties officeooo:rsid="0013ea9b"/>
    </style:style>
    <style:style style:name="T9" style:family="text">
      <style:text-properties officeooo:rsid="00152c98"/>
    </style:style>
    <style:style style:name="T10" style:family="text">
      <style:text-properties officeooo:rsid="00171838"/>
    </style:style>
    <style:style style:name="T11" style:family="text">
      <style:text-properties officeooo:rsid="0017bb78"/>
    </style:style>
    <style:style style:name="T12" style:family="text">
      <style:text-properties officeooo:rsid="000e38b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 ‘implémentation</text:p>
      <text:p text:style-name="P1"/>
      <text:p text:style-name="P2"/>
      <text:h text:style-name="P16" text:outline-level="1">Introduction</text:h>
      <text:p text:style-name="P1"/>
      <text:p text:style-name="P1"/>
      <text:p text:style-name="P1"/>
      <text:p text:style-name="P1"/>
      <text:p text:style-name="P1"/>
      <text:p text:style-name="P1"/>
      <text:p text:style-name="P1"/>
      <text:p text:style-name="P1"/>
      <text:p text:style-name="P1"/>
      <text:p text:style-name="P1"/>
      <text:h text:style-name="Heading_20_2"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Text_20_body"/>
      <text:p text:style-name="Text_20_body"/>
      <text:p text:style-name="Text_20_body"/>
      <text:h text:style-name="Heading_20_2"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18" text:outline-level="2" text:is-list-header="true"/>
      <text:h text:style-name="P17" text:outline-level="1" text:is-list-header="true">Analyse des besoins</text:h>
      <text:p text:style-name="P3"/>
      <text:p text:style-name="P3"/>
      <text:p text:style-name="P3"/>
      <text:h text:style-name="Heading_20_6" text:outline-level="6">Objectifs <text:span text:style-name="T1">de jeu</text:span>:</text:h>
      <text:list text:style-name="L1">
        <text:list-item>
          <text:list>
            <text:list-item>
              <text:list>
                <text:list-item>
                  <text:list>
                    <text:list-item>
                      <text:list>
                        <text:list-item>
                          <text:list>
                            <text:list-item>
                              <text:h text:style-name="P20" text:outline-level="6">Le programme doit permettre de simuler une partie de Carcassonne selon les règles du jeu de base. Pour cela, plusieurs fonctionnalités sont indispensables :</text:h>
                            </text:list-item>
                            <text:list-item>
                              <text:h text:style-name="P20"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20" text:outline-level="6"><text:span text:style-name="Strong_20_Emphasis">Rotation des tuiles</text:span><text:line-break/>Avant la pose, la tuile peut être tournée pour faciliter sa compatibilité avec les tuiles déjà posées.</text:h>
                            </text:list-item>
                            <text:list-item>
                              <text:h text:style-name="P20" text:outline-level="6"><text:span text:style-name="Strong_20_Emphasis">Validation de placement</text:span><text:line-break/>Le programme doit vérifier la validité du placement (au moins un bord doit correspondre aux bords adjacents).</text:h>
                            </text:list-item>
                            <text:list-item>
                              <text:h text:style-name="P20" text:outline-level="6"><text:span text:style-name="Strong_20_Emphasis">Gestion des pions (suiveurs)</text:span><text:line-break/>Le joueur peut placer un pion sur une zone libre de la tuile (route, ville, abbaye, champ), selon les règles du jeu.</text:h>
                            </text:list-item>
                            <text:list-item>
                              <text:h text:style-name="P20"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20" text:outline-level="6"><text:span text:style-name="Strong_20_Emphasis">Système de score</text:span><text:line-break/>Les scores doivent être mis à jour en fonction de la complétion des zones et des règles spécifiques à la fin de partie.</text:h>
                            </text:list-item>
                            <text:list-item>
                              <text:h text:style-name="P20"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Text_20_body"/>
      <text:h text:style-name="Heading_20_6" text:outline-level="6">Autres contraintes :</text:h>
      <text:list text:style-name="L2">
        <text:list-item>
          <text:list>
            <text:list-item>
              <text:list>
                <text:list-item>
                  <text:list>
                    <text:list-item>
                      <text:list>
                        <text:list-item>
                          <text:list>
                            <text:list-item>
                              <text:h text:style-name="P21" text:outline-level="6">Contrainte matériel, le programme dois pouvoir tourner sur n’importe quelle machine sans difficulté ni l’installation de plusieurs extension exceptée celles usuelles.</text:h>
                            </text:list-item>
                            <text:list-item>
                              <text:h text:style-name="P21" text:outline-level="6">Simplicité <text:span text:style-name="T2">d’utilisation, celui-ci doit-être accessible à tous sans difficultés.</text:span></text:h>
                            </text:list-item>
                          </text:list>
                        </text:list-item>
                      </text:list>
                    </text:list-item>
                  </text:list>
                </text:list-item>
              </text:list>
            </text:list-item>
          </text:list>
        </text:list-item>
      </text:list>
      <text:h text:style-name="P19" text:outline-level="2">Conception</text:h>
      <text:p text:style-name="P4"/>
      <text:p text:style-name="P4">Mise en place de la partie //Théo</text:p>
      <text:p text:style-name="P4">-</text:p>
      <text:p text:style-name="P4">-</text:p>
      <text:p text:style-name="P4">-</text:p>
      <text:p text:style-name="P4"/>
      <text:h text:style-name="P19" text:outline-level="2">Déroulé</text:h>
      <text:p text:style-name="Heading">- Gestion du placement de tuile</text:p>
      <text:p text:style-name="P4">(théo)</text:p>
      <text:p text:style-name="Heading">- Gestion des points</text:p>
      <text:p text:style-name="P5">Les points sont gérés de la manière suivante dans Carcassonne :</text:p>
      <text:list text:style-name="L3">
        <text:list-item>
          <text:p text:style-name="P22">Un joueur pose une tuile, on vérifie ensuite si une structure tel qu’une ville ou une route aie été finie, si celle-ci est finie et que des meeples sont présent dessus, les propriétaires des meeples gagnent les point <text:s/>associés à la <text:s/>structure.</text:p>
          <text:list>
            <text:list-item>
              <text:p text:style-name="P22">Pour les villes, celles-ci doivent être fermées, on compte alors le nombre de tuiles de cette ville, le nombre de point correspond alors à 2 * le nombre de tuiles, si des tuiles « blasons » sont présentes celles-ci valents 3 points au lieu de 2.</text:p>
            </text:list-item>
            <text:list-item>
              <text:p text:style-name="P22">Pour les routes celles-ci doivent être fermées des 2 cotés par <text:s/>une autre structure (ville, village, abbaye), on compte alors 1 points par tuile avec une route dans la structure.</text:p>
            </text:list-item>
            <text:list-item>
              <text:p text:style-name="P22">Pour les <text:s/>Abbayes on regarde simplement si les 8 tuiles autours, si c’est complet l’Abbaye apporte <text:span text:style-name="T3">9 points.</text:span></text:p>
            </text:list-item>
          </text:list>
        </text:list-item>
        <text:list-item>
          <text:p text:style-name="P23">La fin de la partie arrive, on va alors compter les points de toute les <text:s/>structure même si celles-ci ne sont pas complété<text:span text:style-name="T4">es</text:span> et les donner au joueurs ayant des meeples sur les structures incomplètes.</text:p>
        </text:list-item>
      </text:list>
      <text:p text:style-name="P7">Implémentation :</text:p>
      <text:p text:style-name="P7">3 <text:s/>difficultés se sont présenté<text:span text:style-name="T7">e</text:span>s :</text:p>
      <text:list text:style-name="L4">
        <text:list-item>
          <text:p text:style-name="P24">Comment gérer l’évaluation des points <text:s/>après la pose d’une tuile.</text:p>
          <text:list>
            <text:list-item>
              <text:p text:style-name="P24">Cela a été réglé <text:s/>en séparant en 2 fonctions, une procédait à l’évaluation de la structure du milieu de la tuile ainsi que de la vérification de la présence d’une Abbaye autour de la tuile venant d’être posée (en effet une abbaye n’est en général pas complétée au moment ou l’Abbaye est posée, il est donc nécessaire de vérifier si une Abbaye n’est pas voisine de la tuile posée). La <text:s/>seconde gère les structures des cotés de la tuile en fonction de la <text:s/>structure au milieu.</text:p>
            </text:list-item>
          </text:list>
        </text:list-item>
        <text:list-item>
          <text:p text:style-name="P24">Comment parcourir le tableau <text:s/>afin de faire l’évaluation des villes et des routes.</text:p>
          <text:list>
            <text:list-item>
              <text:p text:style-name="P24">Les routes et les villes sont des structures qui nécessitent d’utiliser du parcours de graphe, pour appliquer cela <text:s/>nous avons utilisés <text:s/>la méthode la plus simple, des marqueurs sont présent sur chaque tuiles <text:s/>et une variable globale s’incrémentant à chaque parcours est utilisée pour savoir si une tuile a déjà été traversée. Ensuite reste à savoir quand s’arrêter, pour les routes il s’agit de regarder si <text:span text:style-name="T5">une structure autre qu’une route est présente sur la tuile, pour les villes il s’agit de savoir si la tuile a une ville au centre, si c’est le cas alors il y a un autre morceau de ville sur un coté non inspecté de la tuile et donc le parcours n’est pas finis.</text:span></text:p>
            </text:list-item>
          </text:list>
        </text:list-item>
      </text:list>
      <text:p text:style-name="P7"><text:soft-page-break/></text:p>
      <text:list text:continue-numbering="true" text:style-name="L4">
        <text:list-item>
          <text:p text:style-name="P24">Comment distribuer les points aux joueurs.</text:p>
          <text:list>
            <text:list-item>
              <text:p text:style-name="P25">Pour <text:s/>cela on va utiliser les meeples (comme cela le <text:s/>sera expliqué <text:s/>dans la prochaine partie) pour savoir quel joueur est présent sur la structure, une liste contenant le nombre de meeple pour chaque indice est crée, chaque indice correspondant à un joueur il suffit donc de donner les points aux joueurs ayant le plus de meeples dans la structure.</text:p>
            </text:list-item>
          </text:list>
        </text:list-item>
      </text:list>
      <text:p text:style-name="P4"/>
      <text:p text:style-name="Heading">-Gestion des meeples :</text:p>
      <text:p text:style-name="P6">Les <text:span text:style-name="T6">meeples</text:span> sont gérés de la manière suivante dans Carcassonne :</text:p>
      <text:list text:style-name="L5">
        <text:list-item>
          <text:p text:style-name="P26">A la fin de chaque tour les joueurs peuvent poser des meeples sur la tuile qu’ils viennent de poser et seulement les structures villes, routes et Abbayes, <text:span text:style-name="T7">il y a donc plusieur évènement lié à la présence ou à la pose d’un meeple</text:span>. </text:p>
          <text:list>
            <text:list-item>
              <text:p text:style-name="P26">Lorsqu’une structure est sensée rapporter des points on va compter le nombre de meeple présent sur la structure, le ou les joueurs gagnent donc le nombre de point qu’est sensé rapporter <text:s/>la structure <text:span text:style-name="T7">et les meeples reviennent aux joueurs</text:span>. </text:p>
            </text:list-item>
            <text:list-item>
              <text:p text:style-name="P26">Lorsqu’un meeple est posé le <text:span text:style-name="T7">joueurs </text:span>dois choisir si il souhaite la poser sur la droite, le haut, la gauche, le bas ou le milieu de la tuile. Ainsi si une tuile a une ville et une route, que le joueur pose le meeple sur la route et que la ville est complétée plus tard, le joueur ne récupère pas les points. </text:p>
            </text:list-item>
            <text:list-item>
              <text:p text:style-name="P26">Enfin un meeple ne peut être posé si <text:span text:style-name="T7">un meeple est <text:s/>déjà présent sur la structure voulue.</text:span></text:p>
            </text:list-item>
          </text:list>
        </text:list-item>
      </text:list>
      <text:p text:style-name="P8">Implémentation :</text:p>
      <text:p text:style-name="P8">3 <text:s/>difficultés se sont présenté<text:span text:style-name="T7">e</text:span>s :</text:p>
      <text:list text:style-name="L6">
        <text:list-item>
          <text:p text:style-name="P27">Ou puis-je poser <text:s/>des meeples.</text:p>
        </text:list-item>
        <text:list-item>
          <text:p text:style-name="P27">Comment donner les points aux <text:s/>bons joueurs.</text:p>
        </text:list-item>
        <text:list-item>
          <text:p text:style-name="P27">Comment rendre les meeples aux joueurs.</text:p>
        </text:list-item>
      </text:list>
      <text:p text:style-name="P4"/>
      <text:h text:style-name="P19" text:outline-level="2">Affichage</text:h>
      <text:p text:style-name="P4">- Gestion du tableau</text:p>
      <text:p text:style-name="P11">Carcassonne est un jeu a tuile , les tuile sont représente généralement différents type de structure <text:s/>telle que des routes , des ville , une abbaye, des pré , des blason, des village. Sur une tuile il peut avoir un ou plusieurs type de structure , de formes varié (des route droite ou en virage , une simple ville/blason sur un côté , ou en T en en croix etc <text:s/>. . .) au fur et a mesure que le jeu avance les tuiles se connecte et forme des structure continue de tuile <text:s/>telle que de longue route , une grande ville . . .</text:p>
      <text:p text:style-name="P11"><text:s/>l’implémentation de l’affichage a soulevé quelque difficulté , en effet dans le jeu Carcassonne on voit une tuile comme étant une simple tuile avec différente structure , mais pour un affichage texte dans un terminale on voit que ce n’est pas si simple que sa. si on regarde bien un tuile peut se décomposer en 3 partie </text:p>
      <text:p text:style-name="P11">(une partie haute , une partie du milieu , une partie basse) <text:span text:style-name="T8">pour pouvoir parcourir la grille et l’afficher , on a donc besoin de parcours chaque de tuile 3 fois , le premier parcours pour afficher la partie haute des tuiles sur la ligne de tuiles, puis un deuxième parcours pour afficher la partie du milieu des tuile sur la ligne de tuiles et un troisième parcours pour afficher la partie basse de tuiles sur la ligne de tuiles.</text:span></text:p>
      <text:p text:style-name="P12">On répète se procédé pour chaque ligne de tuiles jusqu’à arriver a la dernière ligne</text:p>
      <text:p text:style-name="P12">Une tuile se décompose en 9 sous partie , les 4 coins , les 4 côté , le milieu , dans l’implémentation les coin sont généralement représenter par des pré (sauf cas ou la tuile d’une ville est en T ou en croix) <text:span text:style-name="T9">chaque sous partie d’une tuile s’affiche par « un espace puis la lettre représentant le type de structure puis un autre espace » le tout coloré en fonction du type de structure</text:span></text:p>
      <text:p text:style-name="P4">- Gestion des Autres informations</text:p>
      <text:list text:style-name="L7">
        <text:list-item>
          <text:p text:style-name="P28"><text:span text:style-name="T9">L</text:span>’affichage des meeples :</text:p>
        </text:list-item>
      </text:list>
      <text:p text:style-name="P13">Dans Carcassonne quand on pose une tuile on a les choix de poser un meeple (si ils nous en reste) sur n’importe quel types de structure , généralement en haut , a droite , en bas , a gauche , ou au milieu, dans le jeu les meeple sont des pièces de couleur <text:span text:style-name="T10">d’une certaine forme qu’on poser sur la tuile qu’on vient de poser</text:span>, <text:span text:style-name="T9">mais </text:span><text:span text:style-name="T10">dans un</text:span><text:span text:style-name="T9"> affichage en mode texte , on est limité car on est sur un écran en 2d , donc pour implémenter l’affichage des meeple , <text:s/>on a simplement remplacer la lettre qui est censé s’afficher normalement sur une sous partie de la tuile par le numéro du joueur </text:span></text:p>
      <text:list text:style-name="L8">
        <text:list-item>
          <text:p text:style-name="P29">L’affichage des endroits ou on peut poser des meeples</text:p>
        </text:list-item>
      </text:list>
      <text:p text:style-name="P14">Quand on a des tuiles déjà posé dans le vrai jeu , et qu’on pioche une nouvelle tuile , on doit d’abord réfléchir a une première chose, ou peut on la poser ? Dans l’implémentation de l’affichage on a fait le choix en utilisant en même temps différent résultats de nos fonctions, de récupérer une liste des endroits ou ont peut poser un tuile, dans l’affichage ces endroits on on peut poser la tuile qu’on vient de piocher prend dans l’affichage en mode texte , les dimension d’une tuile avec un numéro (ce numéro est associé a un numéro d’une liste de coordonnée afficher après l’affichage de la grille <text:span text:style-name="T11">avec ce format «X – x=x et y=y » </text:span>) cela étant fait pour ne pas avoir a réfléchir ou peut on la poser , et donc le joueur peut se concentrer sur la question « ou je doit la poser ? »</text:p>
      <text:list text:style-name="L9">
        <text:list-item>
          <text:p text:style-name="P30"><text:soft-page-break/>Coordonnée</text:p>
        </text:list-item>
      </text:list>
      <text:p text:style-name="P15">Dans le vrai jeu , on a pas de système de coordonnée a proprement parler , mais dans notre implémentation on a fait le choix d’ajouter un système de coordonnée <text:span text:style-name="T12"><text:s/>avec en bas les coordonnée x , et a gauche les coordonnée y , ceci sert <text:s/>a mieux voir et placer les tuile</text:span>s ajoutant un peu d’érgonomie</text:p>
      <text:p text:style-name="P10"/>
      <text:p text:style-name="P4">- Design</text:p>
      <text:p text:style-name="P9">les choix de design ont été définie plutôt arbitrairement , par exemple pour le choix des lettre et couleur qui servent a représenté un type de structure dans Carcassonne : le choix des lettre pour représenté une structure a été fait en prenant la première lettre de la structure (A=abbaye , R=route etc …) mais pour et ville et village on a choisie de faire V pour ville et v pour village, étant donnée qu’une ville est relativement plus important qu’un village .</text:p>
      <text:p text:style-name="P9">Le choix des couleurs on été décider arbitrairement , si certaine couleur sont évidente tel que le pré en vert . Mais pour les ville le gris a été choisie , (couleur immeuble pourrais t-on dire) ou le bleu pour les blason . Le jaune pour les abbaye , l’orange/marron , (couleur route / chemin de terre) ou le bleu ciel/cyan pour les villag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22:11:51.213632844</meta:creation-date>
    <meta:editing-duration>PT6M54S</meta:editing-duration>
    <meta:editing-cycles>7</meta:editing-cycles>
    <meta:generator>LibreOffice/24.2.7.2$Linux_X86_64 LibreOffice_project/420$Build-2</meta:generator>
    <dc:date>2025-05-13T12:26:30.292580170</dc:date>
    <meta:document-statistic meta:table-count="0" meta:image-count="0" meta:object-count="0" meta:page-count="8" meta:paragraph-count="68" meta:word-count="1906" meta:character-count="10571" meta:non-whitespace-character-count="8728"/>
  </office:meta>
</office:document-meta>
</file>